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kemon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wartotle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oise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syduck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uck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wag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whirl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el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hellder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krabby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ingler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a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dra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en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king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yu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ikarp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yarados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poreon</text:p>
          </table:table-cell>
          <table:table-cell table:style-name="ce1" office:value-type="string" calcext:value-type="string">
            <text:p>water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raticate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owth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ian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ckitung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sey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ngaskhan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uros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eevee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ygon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lax</text:p>
          </table:table-cell>
          <table:table-cell table:style-name="ce1"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ivysaur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nusaur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ddish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om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eplume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spourt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bell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ctreebel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egcute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eggutor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ngela</text:p>
          </table:table-cell>
          <table:table-cell table:style-name="ce1" office:value-type="string" calcext:value-type="string">
            <text:p>gras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harmeleon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izard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ulpix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inetales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wlithe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anine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yta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pidash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r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areon</text:p>
          </table:table-cell>
          <table:table-cell table:style-name="ce1" office:value-type="string" calcext:value-type="string">
            <text:p>fire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raichu</text:p>
          </table:table-cell>
          <table:table-cell table:style-name="ce1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torb</text:p>
          </table:table-cell>
          <table:table-cell table:style-name="ce1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ctrode</text:p>
          </table:table-cell>
          <table:table-cell table:style-name="ce1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ctabuzz</text:p>
          </table:table-cell>
          <table:table-cell table:style-name="ce1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lteon</text:p>
          </table:table-cell>
          <table:table-cell table:style-name="ce1" office:value-type="string" calcext:value-type="string">
            <text:p>electric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00:34:53.746206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5T02:26:44.943954587</dc:date>
    <meta:editing-duration>PT8M28S</meta:editing-duration>
    <meta:editing-cycles>3</meta:editing-cycles>
    <meta:document-statistic meta:table-count="1" meta:cell-count="110" meta:object-count="0"/>
  </office:meta>
</office:document-meta>
</file>